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e6e5a" officeooo:paragraph-rsid="000e6e5a" style:font-size-asian="18pt" style:font-size-complex="18pt"/>
    </style:style>
    <style:style style:name="P2" style:family="paragraph" style:parent-style-name="Standard">
      <style:paragraph-properties fo:text-align="start" style:justify-single-word="false"/>
      <style:text-properties fo:font-size="14pt" officeooo:rsid="000e6e5a" officeooo:paragraph-rsid="000e6e5a" style:font-size-asian="12.25pt" style:font-size-complex="14pt"/>
    </style:style>
    <style:style style:name="P3" style:family="paragraph" style:parent-style-name="Standard">
      <style:paragraph-properties fo:text-align="start" style:justify-single-word="false"/>
      <style:text-properties fo:font-size="14pt" officeooo:rsid="001317ff" officeooo:paragraph-rsid="001317ff" style:font-size-asian="12.25pt" style:font-size-complex="14pt"/>
    </style:style>
    <style:style style:name="P4" style:family="paragraph" style:parent-style-name="Standard">
      <style:paragraph-properties fo:text-align="start" style:justify-single-word="false"/>
      <style:text-properties fo:font-size="14pt" officeooo:rsid="000e6e5a" officeooo:paragraph-rsid="00118aad" style:font-size-asian="14pt" style:font-size-complex="14pt"/>
    </style:style>
    <style:style style:name="P5" style:family="paragraph" style:parent-style-name="Standard">
      <style:paragraph-properties fo:text-align="start" style:justify-single-word="false"/>
      <style:text-properties fo:font-size="14pt" officeooo:rsid="0011f125" officeooo:paragraph-rsid="0011f125" style:font-size-asian="14pt" style:font-size-complex="14pt"/>
    </style:style>
    <style:style style:name="P6" style:family="paragraph" style:parent-style-name="Standard">
      <style:paragraph-properties fo:text-align="start" style:justify-single-word="false"/>
      <style:text-properties fo:font-size="12pt" officeooo:rsid="000e6e5a" officeooo:paragraph-rsid="000e6e5a" style:font-size-asian="10.5pt" style:font-size-complex="12pt"/>
    </style:style>
    <style:style style:name="P7" style:family="paragraph" style:parent-style-name="Standard">
      <style:paragraph-properties fo:text-align="start" style:justify-single-word="false"/>
      <style:text-properties fo:font-size="12pt" officeooo:rsid="00119943" officeooo:paragraph-rsid="00119943" style:font-size-asian="10.5pt" style:font-size-complex="12pt"/>
    </style:style>
    <style:style style:name="P8" style:family="paragraph" style:parent-style-name="Standard">
      <style:paragraph-properties fo:text-align="start" style:justify-single-word="false"/>
      <style:text-properties fo:font-size="12pt" officeooo:rsid="0011f125" officeooo:paragraph-rsid="0011f125" style:font-size-asian="10.5pt" style:font-size-complex="12pt"/>
    </style:style>
    <style:style style:name="P9" style:family="paragraph" style:parent-style-name="Standard">
      <style:paragraph-properties fo:text-align="start" style:justify-single-word="false"/>
      <style:text-properties fo:font-size="12pt" officeooo:rsid="001317ff" officeooo:paragraph-rsid="001317ff" style:font-size-asian="10.5pt" style:font-size-complex="12pt"/>
    </style:style>
    <style:style style:name="P10" style:family="paragraph" style:parent-style-name="Standard">
      <style:paragraph-properties fo:text-align="start" style:justify-single-word="false"/>
      <style:text-properties fo:font-size="12pt" officeooo:rsid="00143ea4" officeooo:paragraph-rsid="00143ea4" style:font-size-asian="10.5pt" style:font-size-complex="12pt"/>
    </style:style>
    <style:style style:name="P11" style:family="paragraph" style:parent-style-name="Standard">
      <style:paragraph-properties fo:text-align="start" style:justify-single-word="false"/>
      <style:text-properties fo:font-size="12pt" officeooo:rsid="00143ea4" officeooo:paragraph-rsid="0014a00a" style:font-size-asian="10.5pt" style:font-size-complex="12pt"/>
    </style:style>
    <style:style style:name="P12" style:family="paragraph" style:parent-style-name="Standard">
      <style:paragraph-properties fo:text-align="start" style:justify-single-word="false"/>
      <style:text-properties fo:font-size="12pt" officeooo:rsid="0016e40f" officeooo:paragraph-rsid="0016e40f" style:font-size-asian="10.5pt" style:font-size-complex="12pt"/>
    </style:style>
    <style:style style:name="P13" style:family="paragraph" style:parent-style-name="Standard">
      <style:paragraph-properties fo:text-align="start" style:justify-single-word="false"/>
      <style:text-properties fo:font-size="12pt" officeooo:rsid="0017f3e3" officeooo:paragraph-rsid="0017f3e3" style:font-size-asian="10.5pt" style:font-size-complex="12pt"/>
    </style:style>
    <style:style style:name="P14" style:family="paragraph" style:parent-style-name="Standard">
      <style:paragraph-properties fo:text-align="start" style:justify-single-word="false"/>
      <style:text-properties fo:font-size="12pt" officeooo:rsid="0017f3e3" officeooo:paragraph-rsid="0018c474" style:font-size-asian="10.5pt" style:font-size-complex="12pt"/>
    </style:style>
    <style:style style:name="P15" style:family="paragraph" style:parent-style-name="Standard">
      <style:paragraph-properties fo:text-align="start" style:justify-single-word="false"/>
      <style:text-properties fo:font-size="12pt" officeooo:rsid="0017f3e3" officeooo:paragraph-rsid="0018f5f7" style:font-size-asian="10.5pt" style:font-size-complex="12pt"/>
    </style:style>
    <style:style style:name="P16" style:family="paragraph" style:parent-style-name="Standard">
      <style:paragraph-properties fo:text-align="start" style:justify-single-word="false"/>
      <style:text-properties fo:font-size="12pt" officeooo:rsid="0018c474" officeooo:paragraph-rsid="0018c474" style:font-size-asian="10.5pt" style:font-size-complex="12pt"/>
    </style:style>
    <style:style style:name="P17" style:family="paragraph" style:parent-style-name="Standard">
      <style:paragraph-properties fo:text-align="start" style:justify-single-word="false"/>
      <style:text-properties fo:font-size="12pt" officeooo:rsid="0018f5f7" officeooo:paragraph-rsid="0018f5f7" style:font-size-asian="10.5pt" style:font-size-complex="12pt"/>
    </style:style>
    <style:style style:name="P18" style:family="paragraph" style:parent-style-name="Standard">
      <style:paragraph-properties fo:text-align="start" style:justify-single-word="false"/>
      <style:text-properties fo:font-size="12pt" officeooo:rsid="000e6e5a" officeooo:paragraph-rsid="00118aad" style:font-size-asian="12pt" style:font-size-complex="12pt"/>
    </style:style>
    <style:style style:name="P19" style:family="paragraph" style:parent-style-name="Standard">
      <style:paragraph-properties fo:text-align="start" style:justify-single-word="false"/>
      <style:text-properties fo:font-size="12pt" officeooo:rsid="000e6e5a" officeooo:paragraph-rsid="0011f125" style:font-size-asian="12pt" style:font-size-complex="12pt"/>
    </style:style>
    <style:style style:name="P20" style:family="paragraph" style:parent-style-name="Standard">
      <style:paragraph-properties fo:text-align="start" style:justify-single-word="false"/>
      <style:text-properties fo:font-size="12pt" officeooo:rsid="001389c9" officeooo:paragraph-rsid="001389c9" style:font-size-asian="12pt" style:font-size-complex="12pt"/>
    </style:style>
    <style:style style:name="P21" style:family="paragraph" style:parent-style-name="Standard">
      <style:paragraph-properties fo:text-align="start" style:justify-single-word="false"/>
      <style:text-properties fo:font-size="12pt" officeooo:rsid="001389c9" officeooo:paragraph-rsid="00141da7" style:font-size-asian="12pt" style:font-size-complex="12pt"/>
    </style:style>
    <style:style style:name="P22" style:family="paragraph" style:parent-style-name="Standard">
      <style:paragraph-properties fo:text-align="start" style:justify-single-word="false"/>
      <style:text-properties fo:font-size="16pt" officeooo:rsid="00141da7" officeooo:paragraph-rsid="00141da7" style:font-size-asian="14pt" style:font-size-complex="16pt"/>
    </style:style>
    <style:style style:name="P23" style:family="paragraph" style:parent-style-name="Standard">
      <style:paragraph-properties fo:text-align="start" style:justify-single-word="false"/>
      <style:text-properties fo:font-size="16pt" officeooo:rsid="00143ea4" officeooo:paragraph-rsid="00143ea4" style:font-size-asian="16pt" style:font-size-complex="16pt"/>
    </style:style>
    <style:style style:name="T1" style:family="text">
      <style:text-properties officeooo:rsid="0010ada5"/>
    </style:style>
    <style:style style:name="T2" style:family="text">
      <style:text-properties officeooo:rsid="00118aad"/>
    </style:style>
    <style:style style:name="T3" style:family="text">
      <style:text-properties officeooo:rsid="0011f125"/>
    </style:style>
    <style:style style:name="T4" style:family="text">
      <style:text-properties officeooo:rsid="001389c9"/>
    </style:style>
    <style:style style:name="T5" style:family="text">
      <style:text-properties officeooo:rsid="00141da7"/>
    </style:style>
    <style:style style:name="T6" style:family="text">
      <style:text-properties officeooo:rsid="0014a00a"/>
    </style:style>
    <style:style style:name="T7" style:family="text">
      <style:text-properties officeooo:rsid="00163007"/>
    </style:style>
    <style:style style:name="T8" style:family="text">
      <style:text-properties officeooo:rsid="0016e40f"/>
    </style:style>
    <style:style style:name="T9" style:family="text">
      <style:text-properties officeooo:rsid="0018c474"/>
    </style:style>
    <style:style style:name="T10" style:family="text">
      <style:text-properties officeooo:rsid="0018f5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Exercise</text:p>
      <text:p text:style-name="P1"/>
      <text:p text:style-name="P22">Stage 1: </text:p>
      <text:p text:style-name="P22"/>
      <text:p text:style-name="P2">AWS API Gateway <text:span text:style-name="T4">REST</text:span>/HTTP - </text:p>
      <text:p text:style-name="P6"/>
      <text:p text:style-name="P6">AWS API Gateway is a service that allows you to create, publish <text:span text:style-name="T1">and manage</text:span> API for your <text:span text:style-name="T1">services</text:span> <text:span text:style-name="T1">in REST or HTTP.</text:span></text:p>
      <text:p text:style-name="P18">It provides <text:span text:style-name="T2">easy integration with AWS lamnda and offers f</text:span>eatures such as authentication, authorization, <text:span text:style-name="T1">throtteling, </text:span><text:span text:style-name="T2">caching, SDK and</text:span><text:span text:style-name="T1"> API documentation generation.</text:span></text:p>
      <text:p text:style-name="P18"><text:span text:style-name="T2">O</text:span><text:span text:style-name="T1">n the other hand setup can be complex and higher cost </text:span><text:span text:style-name="T2">when using advanced features extensively.</text:span></text:p>
      <text:p text:style-name="P18"/>
      <text:p text:style-name="P18"/>
      <text:p text:style-name="P4">Load Balancer Application/Network - </text:p>
      <text:p text:style-name="P4"/>
      <text:p text:style-name="P7">Load balancers distribute incoming traffice across multiple servers or instances, there are two types offered - </text:p>
      <text:p text:style-name="P7">Application load balancer for HTTP/HTTPS traffic, can preform routing based on content like url or path.</text:p>
      <text:p text:style-name="P7">Network load balancer for TCP/UDP traffic <text:span text:style-name="T3">and offers higher performance</text:span>.</text:p>
      <text:p text:style-name="P7">Both offer high availability, scalability, <text:s/>health check<text:span text:style-name="T3">s</text:span> for <text:span text:style-name="T3">instances</text:span> which can detect faulty instances and route traffic to healthy instances <text:span text:style-name="T3">and easy integration with AWS Services</text:span>.</text:p>
      <text:p text:style-name="P7">Load balancers are focused on traffic distribution <text:span text:style-name="T3">across instances to insure fault tolorance and less on API compared to API Gateways.</text:span></text:p>
      <text:p text:style-name="P8">Application load balancers should be used when http routing is needed and network load balancers should be used when high preformance is needed.</text:p>
      <text:p text:style-name="P8"/>
      <text:p text:style-name="P8"/>
      <text:p text:style-name="P5">Function URL - </text:p>
      <text:p text:style-name="P5"/>
      <text:p text:style-name="P9">Function URL offer lightweight solution of invoking Lambda functions over HTTP Directly without managing other servers or APIs.</text:p>
      <text:p text:style-name="P9">They offer automatic scaling based on the incoming traffic, ease of setup as they are part of the AWS Lambda and easy integration with other AWS Services.</text:p>
      <text:p text:style-name="P9"/>
      <text:p text:style-name="P9"/>
      <text:p text:style-name="P3">Use case -</text:p>
      <text:p text:style-name="P3"/>
      <text:p text:style-name="P20">Task managment application, needs to show, create, update and delete tasks,</text:p>
      <text:p text:style-name="P20">a solution would be an REST API Gateway with AWS Lambda functions for each operation.</text:p>
      <text:p text:style-name="P20">It offers a serverless architecture, scalable and easy integration between API Gateway and Lambda functions.</text:p>
      <text:p text:style-name="P21">I would choose this over other solutions as function URL would require to create URL for each function and manage it separately compared to API Gateway which offers easy managment of each endpoint and additional features such as authentication.</text:p>
      <text:p text:style-name="P21"><text:span text:style-name="T5">L</text:span>oad balancer <text:span text:style-name="T5">does not offer additional features such are ease of managment of the api, authentication, rate limiting and ease of integration with Lambda functions.</text:span></text:p>
      <text:p text:style-name="P20"/>
      <text:p text:style-name="P19"/>
      <text:p text:style-name="P23"><text:soft-page-break/>Stage 2: </text:p>
      <text:p text:style-name="P23"/>
      <text:p text:style-name="P10">To provide secured terminal to EC2 servers in a private subnet the considirations would be to ensure the communication is secure, encrypted, authenticated and set up networking in a secure way to not allow access to the subnet beyond intended.</text:p>
      <text:p text:style-name="P10"/>
      <text:p text:style-name="P10">The solutions i found are:</text:p>
      <text:p text:style-name="P10"/>
      <text:p text:style-name="P11">Bastion host – A server used <text:span text:style-name="T6">to</text:span> access a private network, <text:span text:style-name="T6">The users connect to the bastion host </text:span><text:span text:style-name="T8">which allows access to the private subnet and</text:span><text:span text:style-name="T6"> from there they can access the </text:span><text:span text:style-name="T7">EC2 server in the private subnet, </text:span><text:span text:style-name="T8">the bastion host </text:span><text:span text:style-name="T7">works like a gateway.</text:span></text:p>
      <text:p text:style-name="P12"/>
      <text:p text:style-name="P12">AWS Systems Manager Session Manager – AWS Service which allows secure remote shell to the hosts, using the AWS IAM Roles.</text:p>
      <text:p text:style-name="P12"/>
      <text:p text:style-name="P12">Bastion offers centralized access control, meaning that all the traffic into the subnet must connect through it, which is greate for security and monitoring the sessions, it also can be hardend to meet security requirements.</text:p>
      <text:p text:style-name="P12">On the other hand it requires maintenance of the host itself, like updates and scaling if needed as it is not optimized for a large number of instances and is a single point of failiure meaning if the host is down the private subnet cannot be accessed.</text:p>
      <text:p text:style-name="P12"/>
      <text:p text:style-name="P13">AWS Systems Manager Session Manager offers access without exposing SSH ports, allows access with CLI or straight from the AWS Console, is integrated with AWS IAM and provides audit with AWS.</text:p>
      <text:p text:style-name="P13"><text:span text:style-name="T9">H</text:span>owever it requires SSM Agent <text:span text:style-name="T9">to be installed and might not be supported by all instance types.</text:span></text:p>
      <text:p text:style-name="P13"/>
      <text:p text:style-name="P16">Bastion should be used when the Instance load is not too high as all traffic passes through a single host, additional security is required as you can apply and customize additional security measures and monitoring on the host.</text:p>
      <text:p text:style-name="P14">AWS Systems Manager Session Manager <text:span text:style-name="T9">should be used when a more simpler solution is needed, using IAM Role integration negating the need to manage SSH Keys and a higher workload is needed.</text:span></text:p>
      <text:p text:style-name="P14"/>
      <text:p text:style-name="P17">Bastion works by connecting to a host in a public subnet using SSH, and from there another SSH connection with the host in the private subnet, a security group rule is created to allow access from the bastion host to the private host.</text:p>
      <text:p text:style-name="P17"/>
      <text:p text:style-name="P15">AWS Systems Manager Session Manager <text:span text:style-name="T10">works by installing SSM Agent on the private host, creating and attaching IAM role with permissions to access the private host with the session manager and the user establish connection to the host through a websocket with the SSM Agent on the private hos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11:07:51.208713143</meta:creation-date>
    <dc:date>2023-08-23T13:47:23.591076994</dc:date>
    <meta:editing-duration>PT49M18S</meta:editing-duration>
    <meta:editing-cycles>7</meta:editing-cycles>
    <meta:generator>LibreOffice/7.3.7.2$Linux_X86_64 LibreOffice_project/30$Build-2</meta:generator>
    <meta:document-statistic meta:table-count="0" meta:image-count="0" meta:object-count="0" meta:page-count="2" meta:paragraph-count="35" meta:word-count="743" meta:character-count="4540" meta:non-whitespace-character-count="3823"/>
  </office:meta>
</office:document-meta>
</file>